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bbe33d" draw:stroke-linejoin="round" svg:stroke-linecap="butt" draw:fill="none" draw:textarea-horizontal-align="justify" draw:textarea-vertical-align="middle" draw:auto-grow-height="false" fo:min-height="5.306cm" fo:min-width="12.464cm"/>
    </style:style>
    <style:style style:name="gr2" style:family="graphic" style:parent-style-name="standard">
      <style:graphic-properties svg:stroke-color="#bbe33d" draw:fill-color="#5eb91e" draw:textarea-horizontal-align="justify" draw:textarea-vertical-align="middle" draw:auto-grow-height="false" fo:min-height="1.602cm" fo:min-width="4.13cm"/>
      <style:paragraph-properties style:writing-mode="lr-tb"/>
    </style:style>
    <style:style style:name="gr3" style:family="graphic" style:parent-style-name="standard">
      <style:graphic-properties svg:stroke-color="#bbe33d" draw:fill-color="#5eb91e" draw:textarea-horizontal-align="justify" draw:textarea-vertical-align="middle" draw:auto-grow-height="false" fo:min-height="1.602cm" fo:min-width="3.8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61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8" draw:marker-end-width="0.3cm" draw:fill="none" draw:fill-color="#5eb91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5eb91e" draw:textarea-vertical-align="middle"/>
    </style:style>
    <style:style style:name="gr12" style:family="graphic" style:parent-style-name="objectwithoutfill">
      <style:graphic-properties svg:stroke-color="#000000" draw:marker-end="Arrowheads_20_10" draw:marker-end-width="0.3cm" draw:fill="none" draw:fill-color="#5eb91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14" style:family="graphic" style:parent-style-name="standard">
      <style:graphic-properties svg:stroke-color="#bbe33d" draw:fill="none" draw:fill-color="#5eb91e" draw:textarea-horizontal-align="justify" draw:textarea-vertical-align="middle" draw:auto-grow-height="false" fo:min-height="7.158cm" fo:min-width="23.575cm"/>
    </style:style>
    <style:style style:name="gr15" style:family="graphic" style:parent-style-name="objectwithoutfill">
      <style:graphic-properties svg:stroke-color="#000000" draw:marker-end="Arrowheads_20_11" draw:marker-end-width="0.3cm" draw:fill="none" draw:fill-color="#5eb91e" draw:textarea-vertical-align="middle"/>
    </style:style>
    <style:style style:name="gr16" style:family="graphic" style:parent-style-name="objectwithoutfill">
      <style:graphic-properties svg:stroke-color="#000000" draw:marker-end="Arrowheads_20_12" draw:marker-end-width="0.3cm" draw:fill="none" draw:fill-color="#5eb91e" draw:textarea-vertical-align="middle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5eb91e" draw:textarea-vertical-align="middle"/>
    </style:style>
    <style:style style:name="gr18" style:family="graphic" style:parent-style-name="objectwithoutfill">
      <style:graphic-properties svg:stroke-color="#000000" draw:marker-end="Arrowheads_20_14" draw:marker-end-width="0.3cm" draw:fill="none" draw:fill-color="#5eb91e" draw:textarea-vertical-align="middle"/>
    </style:style>
    <style:style style:name="gr19" style:family="graphic" style:parent-style-name="objectwithoutfill">
      <style:graphic-properties svg:stroke-color="#000000" draw:marker-end="Arrowheads_20_15" draw:marker-end-width="0.3cm" draw:fill="none" draw:fill-color="#5eb91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5eb91e"/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style:text-properties fo:font-size="14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4cm" svg:height="6cm" svg:x="8cm" svg:y="2cm">
          <draw:glue-point draw:id="8" svg:x="-5cm" svg:y="5.003cm"/>
          <draw:glue-point draw:id="9" svg:x="5cm" svg:y="5.003cm"/>
          <draw:glue-point draw:id="10" svg:x="-5cm" svg:y="3.333cm"/>
          <draw:glue-point draw:id="11" svg:x="5cm" svg:y="3.333cm"/>
          <draw:glue-point draw:id="12" svg:x="-0.714cm" svg:y="5cm"/>
          <draw:glue-point draw:id="13" svg:x="0.714cm" svg:y="5cm"/>
          <draw:glue-point draw:id="14" svg:x="-4.285cm" svg:y="5cm"/>
          <draw:glue-point draw:id="15" svg:x="4.285cm" svg:y="5cm"/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" draw:id="id1" draw:layer="layout" svg:width="5cm" svg:height="2cm" svg:x="1cm" svg:y="4cm">
          <text:p text:style-name="P2">Nov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4" draw:id="id4" draw:layer="layout" svg:width="5cm" svg:height="2cm" svg:x="9cm" svg:y="4cm">
          <text:p text:style-name="P2">Pron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5" draw:id="id5" draw:layer="layout" svg:width="5cm" svg:height="2cm" svg:x="16cm" svg:y="4cm">
          <text:p text:style-name="P2">Em execuçã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3" draw:id="id3" draw:layer="layout" svg:width="4.7cm" svg:height="2cm" svg:x="24cm" svg:y="4cm">
          <text:p text:style-name="P2">Termin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3.089cm" svg:height="0.806cm" svg:x="8.161cm" svg:y="2.25cm">
          <draw:text-box draw:corner-radius="0.5cm">
            <text:p><text:span text:style-name="T1">Ex</text:span><text:span text:style-name="T1">ec</text:span><text:span text:style-name="T1">utá</text:span><text:span text:style-name="T1">vel</text:span></text:p>
          </draw:text-box>
        </draw:frame>
        <draw:connector draw:style-name="gr5" draw:text-style-name="P1" draw:layer="layout" draw:type="line" svg:x1="6cm" svg:y1="5cm" svg:x2="8cm" svg:y2="5cm" draw:start-shape="id1" draw:start-glue-point="7" draw:end-shape="id2" draw:end-glue-point="5" svg:d="M6000 5000h2000" svg:viewBox="0 0 2001 1">
          <text:p/>
        </draw:connector>
        <draw:frame draw:style-name="gr6" draw:text-style-name="P5" draw:layer="layout" svg:width="2.161cm" svg:height="0.962cm" svg:x="6cm" svg:y="4.038cm">
          <draw:text-box>
            <text:p>start()</text:p>
          </draw:text-box>
        </draw:frame>
        <draw:connector draw:style-name="gr7" draw:text-style-name="P1" draw:layer="layout" draw:type="line" svg:x1="22cm" svg:y1="5cm" svg:x2="24cm" svg:y2="5cm" draw:start-shape="id2" draw:start-glue-point="7" draw:end-shape="id3" draw:end-glue-point="5" svg:d="M22000 5000h2000" svg:viewBox="0 0 2001 1">
          <text:p/>
        </draw:connector>
        <draw:frame draw:style-name="gr4" draw:text-style-name="P5" draw:layer="layout" svg:width="1.349cm" svg:height="0.962cm" svg:x="22.25cm" svg:y="4cm">
          <draw:text-box>
            <text:p>fim</text:p>
          </draw:text-box>
        </draw:frame>
        <draw:connector draw:style-name="gr8" draw:text-style-name="P1" draw:layer="layout" draw:type="lines" svg:x1="11.5cm" svg:y1="4cm" svg:x2="18.5cm" svg:y2="4cm" draw:start-shape="id4" draw:start-glue-point="4" draw:end-shape="id5" draw:end-glue-point="4" svg:d="M11500 4000v-501h7000v501" svg:viewBox="0 0 7001 502">
          <text:p/>
        </draw:connector>
        <draw:frame draw:style-name="gr4" draw:text-style-name="P5" draw:layer="layout" svg:width="3.736cm" svg:height="0.962cm" svg:x="13.25cm" svg:y="2.75cm">
          <draw:text-box>
            <text:p>escalonado</text:p>
          </draw:text-box>
        </draw:frame>
        <draw:connector draw:style-name="gr9" draw:text-style-name="P1" draw:layer="layout" draw:type="lines" svg:x1="18.5cm" svg:y1="6cm" svg:x2="11.5cm" svg:y2="6cm" draw:start-shape="id5" draw:start-glue-point="6" draw:end-shape="id4" draw:end-glue-point="6" svg:d="M18500 6000v502h-7000v-502" svg:viewBox="0 0 7001 503">
          <text:p/>
        </draw:connector>
        <draw:frame draw:style-name="gr4" draw:text-style-name="P5" draw:layer="layout" svg:width="3.211cm" svg:height="0.962cm" svg:x="13.75cm" svg:y="6.75cm">
          <draw:text-box>
            <text:p>suspenso</text:p>
          </draw:text-box>
        </draw:frame>
        <draw:custom-shape draw:style-name="gr2" draw:text-style-name="P3" xml:id="id7" draw:id="id7" draw:layer="layout" svg:width="5cm" svg:height="2cm" svg:x="12.5cm" svg:y="14cm">
          <draw:glue-point draw:id="8" svg:x="-2cm" svg:y="-5cm"/>
          <draw:glue-point draw:id="9" svg:x="2cm" svg:y="-5cm"/>
          <text:p text:style-name="P2">Espe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8" draw:id="id8" draw:layer="layout" svg:width="5cm" svg:height="2cm" svg:x="20cm" svg:y="14cm">
          <draw:glue-point draw:id="8" svg:x="1.5cm" svg:y="-5cm"/>
          <draw:glue-point draw:id="9" svg:x="-3cm" svg:y="-5cm"/>
          <text:p text:style-name="P2">Bloque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6" draw:id="id6" draw:layer="layout" svg:width="5cm" svg:height="2cm" svg:x="5cm" svg:y="14cm">
          <draw:glue-point draw:id="8" svg:x="-2.5cm" svg:y="-5cm"/>
          <draw:glue-point draw:id="9" svg:x="3cm" svg:y="-5cm"/>
          <text:p text:style-name="P2">Espera temporizad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draw:type="lines" draw:line-skew="-1.249cm" svg:x1="8cm" svg:y1="6.999cm" svg:x2="6.25cm" svg:y2="14cm" draw:start-shape="id2" draw:start-glue-point="10" draw:end-shape="id6" draw:end-glue-point="8" svg:d="M8000 6999h-1750v6500 501" svg:viewBox="0 0 1751 7002">
          <text:p/>
        </draw:connector>
        <draw:connector draw:style-name="gr11" draw:text-style-name="P6" draw:layer="layout" draw:type="lines" svg:x1="14.001cm" svg:y1="8cm" svg:x2="14cm" svg:y2="14cm" draw:start-shape="id2" draw:start-glue-point="12" draw:end-shape="id7" draw:end-glue-point="8" svg:d="M14001 8000v502l-1 4997v501" svg:viewBox="0 0 2 6001">
          <text:p/>
        </draw:connector>
        <draw:connector draw:style-name="gr12" draw:text-style-name="P6" draw:layer="layout" draw:type="lines" draw:line-skew="0.748cm" svg:x1="22cm" svg:y1="6.999cm" svg:x2="23.25cm" svg:y2="14cm" draw:start-shape="id2" draw:start-glue-point="11" draw:end-shape="id8" draw:end-glue-point="8" svg:d="M22000 6999h1250v6500 501" svg:viewBox="0 0 1251 7002">
          <text:p/>
        </draw:connector>
        <draw:frame draw:style-name="gr13" draw:text-style-name="P8" draw:layer="layout" svg:width="2.75cm" svg:height="1.547cm" draw:transform="rotate (-0.00104719755119678) translate (3.752cm 11.75cm)">
          <draw:text-box>
            <text:p text:style-name="P7"><text:span text:style-name="T2">sleep(ti</text:span><text:span text:style-name="T2">me)</text:span></text:p>
            <text:p text:style-name="P7"><text:span text:style-name="T2">wait(tim</text:span><text:span text:style-name="T2">eout)</text:span></text:p>
            <text:p text:style-name="P7"><text:span text:style-name="T2">join(time</text:span><text:span text:style-name="T2">out)</text:span></text:p>
          </draw:text-box>
        </draw:frame>
        <draw:custom-shape draw:style-name="gr14" draw:text-style-name="P6" draw:layer="layout" svg:width="26cm" svg:height="8cm" svg:x="2cm" svg:y="10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6" draw:layer="layout" draw:type="line" svg:x1="9cm" svg:y1="14cm" svg:x2="9.001cm" svg:y2="8cm" draw:start-shape="id6" draw:start-glue-point="9" draw:end-shape="id2" draw:end-glue-point="14" svg:d="M9000 14000l1-6000" svg:viewBox="0 0 2 6001">
          <text:p/>
        </draw:connector>
        <draw:connector draw:style-name="gr16" draw:text-style-name="P6" draw:layer="layout" draw:type="line" svg:x1="16cm" svg:y1="14cm" svg:x2="15.999cm" svg:y2="8cm" draw:start-shape="id7" draw:start-glue-point="9" draw:end-shape="id2" draw:end-glue-point="13" svg:d="M16000 14000l-1-6000" svg:viewBox="0 0 2 6001">
          <text:p/>
        </draw:connector>
        <draw:connector draw:style-name="gr17" draw:text-style-name="P6" draw:layer="layout" draw:type="line" svg:x1="21cm" svg:y1="14cm" svg:x2="20.999cm" svg:y2="8cm" draw:start-shape="id8" draw:start-glue-point="9" draw:end-shape="id2" draw:end-glue-point="15" svg:d="M21000 14000l-1-6000" svg:viewBox="0 0 2 6001">
          <text:p/>
        </draw:connector>
        <draw:frame draw:style-name="gr4" draw:text-style-name="P8" draw:layer="layout" svg:width="3.317cm" svg:height="1.547cm" svg:x="9cm" svg:y="12.25cm">
          <draw:text-box>
            <text:p><text:span text:style-name="T2">tempo decorrido</text:span></text:p>
            <text:p><text:span text:style-name="T2">notify()</text:span></text:p>
            <text:p><text:span text:style-name="T2">notifyAll()</text:span></text:p>
          </draw:text-box>
        </draw:frame>
        <draw:frame draw:style-name="gr4" draw:text-style-name="P8" draw:layer="layout" svg:width="1.455cm" svg:height="1.115cm" svg:x="12.75cm" svg:y="12.5cm">
          <draw:text-box>
            <text:p><text:span text:style-name="T2">wait()</text:span></text:p>
            <text:p><text:span text:style-name="T2">join()</text:span></text:p>
          </draw:text-box>
        </draw:frame>
        <draw:frame draw:style-name="gr4" draw:text-style-name="P8" draw:layer="layout" svg:width="2.123cm" svg:height="1.115cm" svg:x="15.877cm" svg:y="12.5cm">
          <draw:text-box>
            <text:p><text:span text:style-name="T2">notify()</text:span></text:p>
            <text:p><text:span text:style-name="T2">notifyAll()</text:span></text:p>
          </draw:text-box>
        </draw:frame>
        <draw:frame draw:style-name="gr4" draw:text-style-name="P8" draw:layer="layout" svg:width="3.529cm" svg:height="1.115cm" svg:x="23.179cm" svg:y="12.385cm">
          <draw:text-box>
            <text:p><text:span text:style-name="T2">aguardando pelo </text:span></text:p>
            <text:p><text:span text:style-name="T2">objeto monitor</text:span></text:p>
          </draw:text-box>
        </draw:frame>
        <draw:connector draw:style-name="gr18" draw:text-style-name="P6" draw:layer="layout" draw:type="lines" draw:line-skew="0.498cm 0.498cm" svg:x1="7.5cm" svg:y1="16cm" svg:x2="22.5cm" svg:y2="16cm" draw:start-shape="id6" draw:start-glue-point="6" draw:end-shape="id8" draw:end-glue-point="6" svg:d="M7500 16000v1000h15000v-1000" svg:viewBox="0 0 15001 1001">
          <text:p/>
        </draw:connector>
        <draw:connector draw:style-name="gr19" draw:text-style-name="P6" draw:layer="layout" draw:type="lines" draw:line-skew="0.498cm 0.498cm" svg:x1="15cm" svg:y1="16cm" svg:x2="22.5cm" svg:y2="16cm" draw:start-shape="id7" draw:start-glue-point="6" draw:end-shape="id8" draw:end-glue-point="6" svg:d="M15000 16000v1000h7500v-1000" svg:viewBox="0 0 7501 1001">
          <text:p/>
        </draw:connector>
        <draw:frame draw:style-name="gr4" draw:text-style-name="P8" draw:layer="layout" svg:width="3.537cm" svg:height="0.683cm" svg:x="16.5cm" svg:y="17.067cm">
          <draw:text-box>
            <text:p><text:span text:style-name="T2">notify(); notifyAll()</text:span></text:p>
          </draw:text-box>
        </draw:frame>
        <draw:frame draw:style-name="gr4" draw:text-style-name="P10" draw:layer="layout" svg:width="4.105cm" svg:height="0.806cm" svg:x="2cm" svg:y="10.5cm">
          <draw:text-box>
            <text:p text:style-name="P9"><text:span text:style-name="T3">Não </text:span><text:span text:style-name="T3">executáv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4T14:43:14.692052919</meta:creation-date>
    <dc:date>2023-10-04T15:55:55.420125364</dc:date>
    <meta:editing-duration>PT1M44S</meta:editing-duration>
    <meta:editing-cycles>1</meta:editing-cycles>
    <meta:document-statistic meta:object-count="33"/>
    <meta:generator>LibreOffice/7.3.7.2$Linux_X86_64 LibreOffice_project/30$Build-2</meta:generator>
  </office:meta>
</office:document-meta>
</file>